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6677" calcext:value-type="float">
            <text:p>26677</text:p>
          </table:table-cell>
          <table:table-cell office:value-type="float" office:value="31767" calcext:value-type="float">
            <text:p>31767</text:p>
          </table:table-cell>
          <table:table-cell office:value-type="float" office:value="39475" calcext:value-type="float">
            <text:p>39475</text:p>
          </table:table-cell>
          <table:table-cell office:value-type="float" office:value="29774" calcext:value-type="float">
            <text:p>29774</text:p>
          </table:table-cell>
          <table:table-cell office:value-type="float" office:value="27304" calcext:value-type="float">
            <text:p>27304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8005" calcext:value-type="float">
            <text:p>-8005</text:p>
          </table:table-cell>
          <table:table-cell office:value-type="float" office:value="-22496" calcext:value-type="float">
            <text:p>-22496</text:p>
          </table:table-cell>
          <table:table-cell office:value-type="float" office:value="-33074" calcext:value-type="float">
            <text:p>-33074</text:p>
          </table:table-cell>
          <table:table-cell office:value-type="float" office:value="-26427" calcext:value-type="float">
            <text:p>-26427</text:p>
          </table:table-cell>
          <table:table-cell office:value-type="float" office:value="-24701" calcext:value-type="float">
            <text:p>-24701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8672" calcext:value-type="float">
            <text:p>18672</text:p>
          </table:table-cell>
          <table:table-cell office:value-type="float" office:value="9271" calcext:value-type="float">
            <text:p>9271</text:p>
          </table:table-cell>
          <table:table-cell office:value-type="float" office:value="6401" calcext:value-type="float">
            <text:p>6401</text:p>
          </table:table-cell>
          <table:table-cell office:value-type="float" office:value="3347" calcext:value-type="float">
            <text:p>3347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5286" calcext:value-type="float">
            <text:p>15286</text:p>
          </table:table-cell>
          <table:table-cell office:value-type="float" office:value="6054" calcext:value-type="float">
            <text:p>6054</text:p>
          </table:table-cell>
          <table:table-cell office:value-type="float" office:value="3965" calcext:value-type="float">
            <text:p>3965</text:p>
          </table:table-cell>
          <table:table-cell office:value-type="float" office:value="1459" calcext:value-type="float">
            <text:p>1459</text:p>
          </table:table-cell>
          <table:table-cell office:value-type="float" office:value="2708" calcext:value-type="float">
            <text:p>2708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143313255" calcext:value-type="float">
            <text:p>143313255</text:p>
          </table:table-cell>
          <table:table-cell table:number-columns-repeated="2" office:value-type="float" office:value="86316766" calcext:value-type="float">
            <text:p>86316766</text:p>
          </table:table-cell>
          <table:table-cell office:value-type="float" office:value="85266991" calcext:value-type="float">
            <text:p>85266991</text:p>
          </table:table-cell>
          <table:table-cell office:value-type="float" office:value="84281766" calcext:value-type="float">
            <text:p>8428176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11631" calcext:value-type="float">
            <text:p>111631</text:p>
          </table:table-cell>
          <table:table-cell office:value-type="float" office:value="121121" calcext:value-type="float">
            <text:p>121121</text:p>
          </table:table-cell>
          <table:table-cell office:value-type="float" office:value="78978" calcext:value-type="float">
            <text:p>78978</text:p>
          </table:table-cell>
          <table:table-cell office:value-type="float" office:value="87875" calcext:value-type="float">
            <text:p>87875</text:p>
          </table:table-cell>
          <table:table-cell office:value-type="float" office:value="116112" calcext:value-type="float">
            <text:p>116112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41063" calcext:value-type="float">
            <text:p>141063</text:p>
          </table:table-cell>
          <table:table-cell office:value-type="float" office:value="28519" calcext:value-type="float">
            <text:p>28519</text:p>
          </table:table-cell>
          <table:table-cell office:value-type="float" office:value="34928" calcext:value-type="float">
            <text:p>34928</text:p>
          </table:table-cell>
          <table:table-cell office:value-type="float" office:value="22564" calcext:value-type="float">
            <text:p>22564</text:p>
          </table:table-cell>
          <table:table-cell office:value-type="float" office:value="15522" calcext:value-type="float">
            <text:p>15522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52694" calcext:value-type="float">
            <text:p>252694</text:p>
          </table:table-cell>
          <table:table-cell office:value-type="float" office:value="149640" calcext:value-type="float">
            <text:p>149640</text:p>
          </table:table-cell>
          <table:table-cell office:value-type="float" office:value="113906" calcext:value-type="float">
            <text:p>113906</text:p>
          </table:table-cell>
          <table:table-cell office:value-type="float" office:value="110439" calcext:value-type="float">
            <text:p>110439</text:p>
          </table:table-cell>
          <table:table-cell office:value-type="float" office:value="132482" calcext:value-type="float">
            <text:p>132482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42979" calcext:value-type="float">
            <text:p>142979</text:p>
          </table:table-cell>
          <table:table-cell office:value-type="float" office:value="65185" calcext:value-type="float">
            <text:p>65185</text:p>
          </table:table-cell>
          <table:table-cell office:value-type="float" office:value="65567" calcext:value-type="float">
            <text:p>65567</text:p>
          </table:table-cell>
          <table:table-cell office:value-type="float" office:value="64861" calcext:value-type="float">
            <text:p>64861</text:p>
          </table:table-cell>
          <table:table-cell office:value-type="float" office:value="83047" calcext:value-type="float">
            <text:p>83047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09715" calcext:value-type="float">
            <text:p>109715</text:p>
          </table:table-cell>
          <table:table-cell office:value-type="float" office:value="84455" calcext:value-type="float">
            <text:p>84455</text:p>
          </table:table-cell>
          <table:table-cell office:value-type="float" office:value="48339" calcext:value-type="float">
            <text:p>48339</text:p>
          </table:table-cell>
          <table:table-cell office:value-type="float" office:value="45578" calcext:value-type="float">
            <text:p>45578</text:p>
          </table:table-cell>
          <table:table-cell office:value-type="float" office:value="49435" calcext:value-type="float">
            <text:p>49435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52694" calcext:value-type="float">
            <text:p>252694</text:p>
          </table:table-cell>
          <table:table-cell office:value-type="float" office:value="149640" calcext:value-type="float">
            <text:p>149640</text:p>
          </table:table-cell>
          <table:table-cell office:value-type="float" office:value="113906" calcext:value-type="float">
            <text:p>113906</text:p>
          </table:table-cell>
          <table:table-cell office:value-type="float" office:value="110439" calcext:value-type="float">
            <text:p>110439</text:p>
          </table:table-cell>
          <table:table-cell office:value-type="float" office:value="132482" calcext:value-type="float">
            <text:p>1324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37:13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0S</meta:editing-duration>
    <meta:editing-cycles>3</meta:editing-cycles>
    <meta:generator>LibreOffice/5.4.2.2$Windows_X86_64 LibreOffice_project/22b09f6418e8c2d508a9eaf86b2399209b0990f4</meta:generator>
    <dc:date>2017-11-22T11:37:21.793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